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08cm" svg:stroke-color="#000000" svg:stroke-opacity="100%" draw:stroke-linejoin="round" draw:fill="solid" draw:fill-color="#e8eef7" fo:padding-top="0.129cm" fo:padding-bottom="0.129cm" fo:padding-left="0.254cm" fo:padding-right="0.254cm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draw:fill="solid" draw:fill-color="#ffffff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svg:stroke-color="#000000" draw:fill="none" draw:fill-color="#ffffff" draw:textarea-vertical-align="bottom" fo:min-height="7.218cm" fo:padding-top="0.141cm" fo:padding-bottom="0.141cm" fo:padding-left="0.141cm" fo:padding-right="0.141cm"/>
    </style:style>
    <style:style style:name="gr4" style:family="graphic" style:parent-style-name="standard">
      <style:graphic-properties draw:stroke="solid" svg:stroke-width="0.008cm" svg:stroke-color="#000000" svg:stroke-opacity="100%" draw:stroke-linejoin="round" draw:fill="solid" draw:fill-color="#facca7" fo:padding-top="0.129cm" fo:padding-bottom="0.129cm" fo:padding-left="0.254cm" fo:padding-right="0.254cm" draw:shadow="hidden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018cm" fo:padding-top="0.141cm" fo:padding-bottom="0.141cm" fo:padding-left="0.141cm" fo:padding-right="0.141cm"/>
    </style:style>
    <style:style style:name="gr6" style:family="graphic" style:parent-style-name="standard">
      <style:graphic-properties draw:stroke="solid" svg:stroke-width="0.008cm" svg:stroke-color="#000000" svg:stroke-opacity="100%" draw:stroke-linejoin="round" draw:fill="solid" draw:fill-color="#cadaa9" fo:padding-top="0.129cm" fo:padding-bottom="0.129cm" fo:padding-left="0.254cm" fo:padding-right="0.254cm" draw:shadow="hidden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718cm" fo:padding-top="0.141cm" fo:padding-bottom="0.141cm" fo:padding-left="0.141cm" fo:padding-right="0.141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218cm" fo:padding-top="0.141cm" fo:padding-bottom="0.141cm" fo:padding-left="0.141cm" fo:padding-right="0.141cm"/>
    </style:style>
    <style:style style:name="gr9" style:family="graphic" style:parent-style-name="standard">
      <style:graphic-properties draw:stroke="solid" svg:stroke-width="0.008cm" svg:stroke-color="#000000" svg:stroke-opacity="100%" draw:stroke-linejoin="round" draw:fill="solid" draw:fill-color="#e8eef7" fo:padding-top="0.129cm" fo:padding-bottom="0.129cm" fo:padding-left="0.254cm" fo:padding-right="0.254cm" draw:shadow="hidden"/>
    </style:style>
    <style:style style:name="gr10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start-width="0.203cm" draw:marker-end="Arrow" draw:marker-end-width="0.203cm" draw:fill="none" draw:textarea-vertical-align="middle"/>
    </style:style>
    <style:style style:name="gr12" style:family="graphic" style:parent-style-name="objectwithoutfill">
      <style:graphic-properties draw:stroke="dash" draw:stroke-dash="Fine_20_Dashed" draw:marker-start="" draw:marker-start-width="0.305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909cm"/>
    </style:style>
    <style:style style:name="gr14" style:family="graphic" style:parent-style-name="standard">
      <style:graphic-properties draw:stroke="none" svg:stroke-color="#000000" draw:fill="none" draw:fill-color="#ffffff" fo:min-height="0.381cm"/>
    </style:style>
    <style:style style:name="gr15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margin-left="0cm" fo:margin-right="0cm" fo:margin-top="0cm" fo:margin-bottom="0cm" fo:line-height="120%" fo:text-align="start" fo:text-indent="0cm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color="#000000" fo:font-family="Arial" fo:font-size="8pt" style:font-family-asian="Arial" style:font-size-asian="8pt" style:font-family-complex="Arial" style:font-size-complex="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layer="layout" svg:width="3.998cm" svg:height="1.298cm" svg:x="3.8cm" svg:y="8.45cm" svg:viewBox="0 0 3999 1299" draw:points="0,1299 3999,1299 3999,0 0,0">
          <text:p/>
        </draw:polygon>
        <draw:path draw:style-name="gr2" draw:layer="layout" svg:width="10.667cm" svg:height="7.492cm" svg:x="4.826cm" svg:y="12.827cm" svg:viewBox="0 0 10668 7493" svg:d="m10136 7493v0c98 0 181-21 265-67 86-46 146-103 196-183 49-79 71-157 71-249v-6495 0c0-92-22-170-71-249-50-80-110-137-196-183-84-46-167-67-265-67h-9604v0c-98 0-181 21-265 67-86 46-146 103-196 183-49 79-71 157-71 249v6495 0c0 92 22 170 71 249 50 80 110 137 196 183 84 46 167 67 265 67z">
          <text:p/>
        </draw:path>
        <draw:frame draw:style-name="gr3" draw:layer="layout" svg:width="12.444cm" svg:height="7.5cm" svg:x="3.556cm" svg:y="12.7cm">
          <draw:text-box>
            <text:p text:style-name="P1"><text:span text:style-name="T1"><text:s/></text:span></text:p>
          </draw:text-box>
        </draw:frame>
        <draw:polygon draw:style-name="gr4" draw:layer="layout" svg:width="3.999cm" svg:height="1.299cm" svg:x="9cm" svg:y="22.4cm" svg:viewBox="0 0 4000 1300" draw:points="0,1300 4000,1300 4000,0 0,0">
          <text:p/>
        </draw:polygon>
        <draw:frame draw:style-name="gr5" draw:layer="layout" svg:width="4cm" svg:height="1.3cm" svg:x="9cm" svg:y="22.4cm">
          <draw:text-box>
            <text:p text:style-name="P2"><text:span text:style-name="T1">MySQL Database </text:span></text:p>
          </draw:text-box>
        </draw:frame>
        <draw:polygon draw:style-name="gr6" draw:layer="layout" svg:width="3.999cm" svg:height="0.998cm" svg:x="9.017cm" svg:y="18.669cm" svg:viewBox="0 0 4000 999" draw:points="0,999 4000,999 4000,0 0,0">
          <text:p/>
        </draw:polygon>
        <draw:frame draw:style-name="gr7" draw:layer="layout" svg:width="4cm" svg:height="1cm" svg:x="9.017cm" svg:y="18.669cm">
          <draw:text-box>
            <text:p text:style-name="P2"><text:span text:style-name="T1">Java Persistence API </text:span></text:p>
          </draw:text-box>
        </draw:frame>
        <draw:polygon draw:style-name="gr6" draw:layer="layout" svg:width="3.999cm" svg:height="1.498cm" svg:x="9cm" svg:y="16cm" svg:viewBox="0 0 4000 1499" draw:points="0,1499 4000,1499 4000,0 0,0">
          <text:p/>
        </draw:polygon>
        <draw:frame draw:style-name="gr8" draw:layer="layout" svg:width="4cm" svg:height="1.5cm" svg:x="9cm" svg:y="16cm">
          <draw:text-box>
            <text:p text:style-name="P2"><text:span text:style-name="T1">JAX-RS Web Service </text:span></text:p>
          </draw:text-box>
        </draw:frame>
        <draw:polygon draw:style-name="gr9" draw:layer="layout" svg:width="3.998cm" svg:height="0.998cm" svg:x="9.082cm" svg:y="13.843cm" svg:viewBox="0 0 3999 999" draw:points="0,999 3999,999 3999,0 0,0">
          <text:p/>
        </draw:polygon>
        <draw:frame draw:style-name="gr7" draw:layer="layout" svg:width="4cm" svg:height="1cm" svg:x="9.081cm" svg:y="13.859cm">
          <draw:text-box>
            <text:p text:style-name="P2"><text:span text:style-name="T1">GWT Application </text:span></text:p>
          </draw:text-box>
        </draw:frame>
        <draw:polygon draw:style-name="gr9" draw:layer="layout" svg:width="3.999cm" svg:height="1.298cm" svg:x="14.6cm" svg:y="8.5cm" svg:viewBox="0 0 4000 1299" draw:points="0,1299 4000,1299 4000,0 0,0">
          <text:p/>
        </draw:polygon>
        <draw:frame draw:style-name="gr5" draw:layer="layout" svg:width="4cm" svg:height="1.3cm" svg:x="14.6cm" svg:y="8.5cm">
          <draw:text-box>
            <text:p text:style-name="P2"><text:span text:style-name="T1">Android Application </text:span></text:p>
          </draw:text-box>
        </draw:frame>
        <draw:frame draw:style-name="gr5" draw:layer="layout" svg:width="4cm" svg:height="1.3cm" svg:x="3.8cm" svg:y="8.45cm">
          <draw:text-box>
            <text:p text:style-name="P2"><text:span text:style-name="T1">GWT in Browser</text:span></text:p>
          </draw:text-box>
        </draw:frame>
        <draw:line draw:style-name="gr10" draw:text-style-name="P3" draw:layer="layout" svg:x1="16.764cm" svg:y1="9.779cm" svg:x2="12.954cm" svg:y2="16.002cm">
          <text:p/>
        </draw:line>
        <draw:line draw:style-name="gr11" draw:text-style-name="P3" draw:layer="layout" svg:x1="11.049cm" svg:y1="17.526cm" svg:x2="11.049cm" svg:y2="18.669cm">
          <text:p/>
        </draw:line>
        <draw:line draw:style-name="gr10" draw:text-style-name="P3" draw:layer="layout" svg:x1="11.049cm" svg:y1="19.685cm" svg:x2="11.049cm" svg:y2="22.352cm">
          <text:p/>
        </draw:line>
        <draw:line draw:style-name="gr12" draw:text-style-name="P3" draw:layer="layout" svg:x1="6.985cm" svg:y1="9.779cm" svg:x2="10.16cm" svg:y2="13.843cm">
          <text:p/>
        </draw:line>
        <draw:line draw:style-name="gr12" draw:text-style-name="P3" draw:layer="layout" svg:x1="11.049cm" svg:y1="13.843cm" svg:x2="7.747cm" svg:y2="9.779cm">
          <text:p/>
        </draw:line>
        <draw:line draw:style-name="gr10" draw:text-style-name="P3" draw:layer="layout" svg:x1="5.842cm" svg:y1="9.779cm" svg:x2="9.017cm" svg:y2="16.002cm">
          <text:p/>
        </draw:line>
        <draw:frame draw:style-name="gr13" draw:layer="layout" svg:width="3.81cm" svg:height="2.384cm" svg:x="4.953cm" svg:y="17.809cm">
          <draw:text-box>
            <text:p>Glassfish</text:p>
            <text:p>Application</text:p>
            <text:p>Server</text:p>
          </draw:text-box>
        </draw:frame>
        <draw:frame draw:style-name="gr14" draw:text-style-name="P4" draw:layer="layout" svg:width="3.093cm" svg:height="0.725cm" svg:x="15.449cm" svg:y="11.721cm">
          <draw:text-box>
            <text:p text:style-name="P4"><text:span text:style-name="T2">json via http</text:span></text:p>
          </draw:text-box>
        </draw:frame>
        <draw:frame draw:style-name="gr14" draw:text-style-name="P4" draw:layer="layout" svg:width="3.093cm" svg:height="0.725cm" svg:x="4.273cm" svg:y="11.811cm">
          <draw:text-box>
            <text:p text:style-name="P4"><text:span text:style-name="T2">json via http</text:span></text:p>
          </draw:text-box>
        </draw:frame>
        <draw:frame draw:style-name="gr15" draw:text-style-name="P4" draw:layer="layout" svg:width="3.81cm" svg:height="1.199cm" svg:x="9.144cm" svg:y="10.358cm">
          <draw:text-box>
            <text:p text:style-name="P4"><text:span text:style-name="T2">Html and javascript fi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8-30T13:08:49</dc:date>
    <dc:creator>root </dc:creator>
    <meta:document-statistic meta:object-count="24"/>
    <meta:generator>LibreOffice/3.5$Linux_x86 LibreOffice_project/350m1$Build-2</meta:generator>
  </office:meta>
</office:document-meta>
</file>